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text-properties officeooo:rsid="0005260e" officeooo:paragraph-rsid="0005260e"/>
    </style:style>
    <style:style style:name="P2" style:family="paragraph" style:parent-style-name="Text_20_body">
      <style:text-properties officeooo:rsid="0005260e" officeooo:paragraph-rsid="0005260e"/>
    </style:style>
    <style:style style:name="P3" style:family="paragraph" style:parent-style-name="Text_20_body" style:list-style-name="L1">
      <style:text-properties officeooo:rsid="0005260e" officeooo:paragraph-rsid="0005260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erequisites</text:h>
      <text:p text:style-name="P2">Development of the imperator who goes from a proud being into being an abomination.</text:p>
      <text:h text:style-name="P1" text:outline-level="1">Songs</text:h>
      <text:list xml:id="list1602050743" text:style-name="L1">
        <text:list-item>
          <text:p text:style-name="P3">Imperator</text:p>
        </text:list-item>
        <text:list-item>
          <text:p text:style-name="P3">??</text:p>
        </text:list-item>
        <text:list-item>
          <text:p text:style-name="P3">??</text:p>
        </text:list-item>
        <text:list-item>
          <text:p text:style-name="P3">Abomination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2-19T20:01:45.150000000</dc:date>
    <meta:editing-duration>PT1M46S</meta:editing-duration>
    <meta:editing-cycles>1</meta:editing-cycles>
    <meta:document-statistic meta:table-count="0" meta:image-count="0" meta:object-count="0" meta:page-count="1" meta:paragraph-count="7" meta:word-count="24" meta:character-count="129" meta:non-whitespace-character-count="116"/>
    <meta:generator>LibreOffice/7.1.6.2$Windows_X86_64 LibreOffice_project/0e133318fcee89abacd6a7d077e292f1145735c3</meta:generator>
  </office:meta>
</office:document-meta>
</file>